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5c4d1" officeooo:paragraph-rsid="0005c4d1"/>
    </style:style>
    <style:style style:name="P2" style:family="paragraph" style:parent-style-name="Text_20_body">
      <style:text-properties officeooo:paragraph-rsid="0007280c"/>
    </style:style>
    <style:style style:name="P3" style:family="paragraph" style:parent-style-name="Text_20_body">
      <style:text-properties officeooo:rsid="0008a2ca" officeooo:paragraph-rsid="0008a2ca"/>
    </style:style>
    <style:style style:name="P4" style:family="paragraph" style:parent-style-name="Text_20_body">
      <style:text-properties officeooo:rsid="000ad59d" officeooo:paragraph-rsid="000ad59d"/>
    </style:style>
    <style:style style:name="P5" style:family="paragraph" style:parent-style-name="Text_20_body">
      <style:text-properties officeooo:rsid="000ad59d" officeooo:paragraph-rsid="000b85e9"/>
    </style:style>
    <style:style style:name="P6" style:family="paragraph" style:parent-style-name="Text_20_body">
      <style:text-properties officeooo:rsid="000b85e9" officeooo:paragraph-rsid="0010fc06"/>
    </style:style>
    <style:style style:name="P7" style:family="paragraph" style:parent-style-name="Text_20_body">
      <style:text-properties officeooo:rsid="0011fc62" officeooo:paragraph-rsid="0011fc62"/>
    </style:style>
    <style:style style:name="P8" style:family="paragraph" style:parent-style-name="Heading_20_2">
      <style:text-properties officeooo:rsid="0010fc06" officeooo:paragraph-rsid="0010fc06"/>
    </style:style>
    <style:style style:name="P9" style:family="paragraph" style:parent-style-name="Text_20_body">
      <style:text-properties officeooo:rsid="0007280c" officeooo:paragraph-rsid="0007280c"/>
    </style:style>
    <style:style style:name="P10" style:family="paragraph" style:parent-style-name="Text_20_body">
      <style:text-properties officeooo:rsid="000b85e9" officeooo:paragraph-rsid="000c73e1"/>
    </style:style>
    <style:style style:name="P11" style:family="paragraph" style:parent-style-name="Text_20_body">
      <style:text-properties officeooo:rsid="0011fc62" officeooo:paragraph-rsid="0011fc62"/>
    </style:style>
    <style:style style:name="P12" style:family="paragraph" style:parent-style-name="Text_20_body">
      <style:text-properties officeooo:rsid="0015e056" officeooo:paragraph-rsid="0015e056"/>
    </style:style>
    <style:style style:name="P13" style:family="paragraph" style:parent-style-name="Text_20_body">
      <style:text-properties officeooo:paragraph-rsid="0017b6d5"/>
    </style:style>
    <style:style style:name="P14" style:family="paragraph" style:parent-style-name="Text_20_body">
      <style:text-properties officeooo:rsid="0017b6d5" officeooo:paragraph-rsid="0017b6d5"/>
    </style:style>
    <style:style style:name="P15" style:family="paragraph" style:parent-style-name="Text_20_body">
      <style:text-properties officeooo:rsid="0018fbb3" officeooo:paragraph-rsid="0018fbb3"/>
    </style:style>
    <style:style style:name="P16" style:family="paragraph" style:parent-style-name="Text_20_body">
      <style:text-properties officeooo:rsid="001a624c" officeooo:paragraph-rsid="001a624c"/>
    </style:style>
    <style:style style:name="P17" style:family="paragraph" style:parent-style-name="Text_20_body">
      <style:text-properties officeooo:rsid="001a8a20" officeooo:paragraph-rsid="001a8a20"/>
    </style:style>
    <style:style style:name="P1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0" style:family="paragraph" style:parent-style-name="Heading_20_1">
      <style:text-properties officeooo:rsid="0005c4d1" officeooo:paragraph-rsid="0005c4d1"/>
    </style:style>
    <style:style style:name="P21" style:family="paragraph" style:parent-style-name="Heading_20_1">
      <style:text-properties officeooo:rsid="0010fc06" officeooo:paragraph-rsid="0010fc06"/>
    </style:style>
    <style:style style:name="P22" style:family="paragraph" style:parent-style-name="Heading_20_1">
      <style:paragraph-properties fo:break-before="page"/>
    </style:style>
    <style:style style:name="T1" style:family="text">
      <style:text-properties officeooo:rsid="0007280c"/>
    </style:style>
    <style:style style:name="T2" style:family="text">
      <style:text-properties officeooo:rsid="000a01f0"/>
    </style:style>
    <style:style style:name="T3" style:family="text">
      <style:text-properties officeooo:rsid="000ad59d"/>
    </style:style>
    <style:style style:name="T4" style:family="text">
      <style:text-properties officeooo:rsid="000b85e9"/>
    </style:style>
    <style:style style:name="T5" style:family="text">
      <style:text-properties officeooo:rsid="000c73e1"/>
    </style:style>
    <style:style style:name="T6" style:family="text">
      <style:text-properties officeooo:rsid="0013139a"/>
    </style:style>
    <style:style style:name="T7" style:family="text">
      <style:text-properties officeooo:rsid="0015e056"/>
    </style:style>
    <style:style style:name="T8" style:family="text">
      <style:text-properties officeooo:rsid="0017b6d5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omestead Design Document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8"><text:a xlink:type="simple" xlink:href="#__RefHeading___Toc106_4088711688" text:style-name="Index_20_Link" text:visited-style-name="Index_20_Link">Basics<text:tab/>1</text:a></text:p>
          <text:p text:style-name="P18"><text:a xlink:type="simple" xlink:href="#__RefHeading___Toc108_4088711688" text:style-name="Index_20_Link" text:visited-style-name="Index_20_Link">Current Status:<text:tab/>1</text:a></text:p>
          <text:p text:style-name="P18"><text:a xlink:type="simple" xlink:href="#__RefHeading___Toc110_4088711688" text:style-name="Index_20_Link" text:visited-style-name="Index_20_Link">High Level Concept:<text:tab/>2</text:a></text:p>
          <text:p text:style-name="P19"><text:a xlink:type="simple" xlink:href="#__RefHeading___Toc112_4088711688" text:style-name="Index_20_Link" text:visited-style-name="Index_20_Link">Crafting<text:tab/>2</text:a></text:p>
          <text:p text:style-name="P19"><text:a xlink:type="simple" xlink:href="#__RefHeading___Toc114_4088711688" text:style-name="Index_20_Link" text:visited-style-name="Index_20_Link">Look For Resources<text:tab/>2</text:a></text:p>
          <text:p text:style-name="P19"><text:a xlink:type="simple" xlink:href="#__RefHeading___Toc116_4088711688" text:style-name="Index_20_Link" text:visited-style-name="Index_20_Link">Hunting<text:tab/>2</text:a></text:p>
          <text:p text:style-name="P19"><text:a xlink:type="simple" xlink:href="#__RefHeading___Toc118_4088711688" text:style-name="Index_20_Link" text:visited-style-name="Index_20_Link">Going to Town<text:tab/>2</text:a></text:p>
          <text:p text:style-name="P19"><text:a xlink:type="simple" xlink:href="#__RefHeading___Toc120_4088711688" text:style-name="Index_20_Link" text:visited-style-name="Index_20_Link">End Goal<text:tab/>2</text:a></text:p>
          <text:p text:style-name="P18"><text:a xlink:type="simple" xlink:href="#__RefHeading___Toc122_4088711688" text:style-name="Index_20_Link" text:visited-style-name="Index_20_Link">The Main Character<text:tab/>3</text:a></text:p>
          <text:p text:style-name="P19"><text:a xlink:type="simple" xlink:href="#__RefHeading___Toc124_4088711688" text:style-name="Index_20_Link" text:visited-style-name="Index_20_Link">Python Class<text:tab/>3</text:a></text:p>
          <text:p text:style-name="P18"><text:a xlink:type="simple" xlink:href="#__RefHeading___Toc126_4088711688" text:style-name="Index_20_Link" text:visited-style-name="Index_20_Link">Crafting<text:tab/>3</text:a></text:p>
          <text:p text:style-name="P19"><text:a xlink:type="simple" xlink:href="#__RefHeading___Toc128_4088711688" text:style-name="Index_20_Link" text:visited-style-name="Index_20_Link">Building Progression<text:tab/>3</text:a></text:p>
          <text:p text:style-name="P18"><text:a xlink:type="simple" xlink:href="#__RefHeading___Toc218_3448149081" text:style-name="Index_20_Link" text:visited-style-name="Index_20_Link"><text:s/>Hunting<text:tab/>3</text:a></text:p>
          <text:p text:style-name="P19"><text:a xlink:type="simple" xlink:href="#__RefHeading___Toc220_3448149081" text:style-name="Index_20_Link" text:visited-style-name="Index_20_Link">Monsters<text:tab/>3</text:a></text:p>
          <text:p text:style-name="P19"><text:a xlink:type="simple" xlink:href="#__RefHeading___Toc222_3448149081" text:style-name="Index_20_Link" text:visited-style-name="Index_20_Link">Combat Options<text:tab/>4</text:a></text:p>
          <text:p text:style-name="P18"><text:a xlink:type="simple" xlink:href="#__RefHeading___Toc224_3448149081" text:style-name="Index_20_Link" text:visited-style-name="Index_20_Link">Resource Gathering<text:tab/>4</text:a></text:p>
          <text:p text:style-name="P18"><text:a xlink:type="simple" xlink:href="#__RefHeading___Toc226_3448149081" text:style-name="Index_20_Link" text:visited-style-name="Index_20_Link">Events<text:tab/>4</text:a></text:p>
          <text:p text:style-name="P18"><text:a xlink:type="simple" xlink:href="#__RefHeading___Toc228_3448149081" text:style-name="Index_20_Link" text:visited-style-name="Index_20_Link">Going to Town<text:tab/>4</text:a></text:p>
          <text:p text:style-name="P19"><text:a xlink:type="simple" xlink:href="#__RefHeading___Toc230_3448149081" text:style-name="Index_20_Link" text:visited-style-name="Index_20_Link">Shop<text:tab/>4</text:a></text:p>
          <text:p text:style-name="P19"><text:a xlink:type="simple" xlink:href="#__RefHeading___Toc232_3448149081" text:style-name="Index_20_Link" text:visited-style-name="Index_20_Link">Tavern<text:tab/>4</text:a></text:p>
          <text:p text:style-name="P19"><text:a xlink:type="simple" xlink:href="#__RefHeading___Toc234_3448149081" text:style-name="Index_20_Link" text:visited-style-name="Index_20_Link">Church<text:tab/>4</text:a></text:p>
        </text:index-body>
      </text:table-of-content>
      <text:p text:style-name="Text_20_body"/>
      <text:h text:style-name="P20" text:outline-level="1"><text:bookmark-start text:name="__RefHeading___Toc106_4088711688"/>Basics<text:bookmark-end text:name="__RefHeading___Toc106_4088711688"/></text:h>
      <text:p text:style-name="P1">Working Title: Homestead RPG</text:p>
      <text:p text:style-name="P1">Concept Statement: A hardy individual establishes a home in the wilderness</text:p>
      <text:p text:style-name="P1">Genre: Text based RPG</text:p>
      <text:p text:style-name="P1">Target Audience: <text:s/>Someone in their middle age who played The Legend of the Red Dragon on a BBS or Legend of the Green Dragon. <text:s/><text:span text:style-name="T2">Text based RPG fans.</text:span></text:p>
      <text:h text:style-name="Heading_20_1" text:outline-level="1"><text:bookmark-start text:name="__RefHeading___Toc108_4088711688"/>Current Status: <text:bookmark-end text:name="__RefHeading___Toc108_4088711688"/></text:h>
      <text:p text:style-name="P1">Being Designed: <text:s/>Everything</text:p>
      <text:p text:style-name="P1">Being Work On: Tool chains</text:p>
      <text:p text:style-name="P1">Blockers:</text:p>
      <text:p text:style-name="P1">Issues/Debt:</text:p>
      <text:h text:style-name="P20" text:outline-level="1"><text:bookmark-start text:name="__RefHeading___Toc110_4088711688"/><text:soft-page-break/><text:span text:style-name="T3">High Level </text:span>Concept:<text:bookmark-end text:name="__RefHeading___Toc110_4088711688"/></text:h>
      <text:p text:style-name="P2">The character will establish a home in the wilderness of a high fantasy world. <text:s/>They’ll quickly establish a tent, a work area, and kill their first monster. <text:s/><text:line-break/><text:line-break/><text:span text:style-name="T1">From there the game will proceed on a turn that takes most of a day. <text:s/>You can either craft, look for resources, hunt, or go to town. <text:s/>Hunting, looking for resources, and going to town can result in random events that can net you bonus resource increases.</text:span></text:p>
      <text:h text:style-name="Heading_20_2" text:outline-level="2"><text:bookmark-start text:name="__RefHeading___Toc112_4088711688"/>Crafting <text:bookmark-end text:name="__RefHeading___Toc112_4088711688"/></text:h>
      <text:p text:style-name="P9">Crafting will be the primary method in which you build structures on your homestead, which increase your abilities to craft new buildings, survive, woo a wife, and have children.</text:p>
      <text:h text:style-name="Heading_20_2" text:outline-level="2"><text:bookmark-start text:name="__RefHeading___Toc114_4088711688"/>Look For Resources<text:bookmark-end text:name="__RefHeading___Toc114_4088711688"/></text:h>
      <text:p text:style-name="P3">Looking for resources will randomly net you some different resources, which can be used for crafting. <text:s/>There is also the possibility of random events. <text:s/>Your character will be smart enough to avoid monsters while foraging.</text:p>
      <text:h text:style-name="Heading_20_2" text:outline-level="2"><text:bookmark-start text:name="__RefHeading___Toc116_4088711688"/>Hunting<text:bookmark-end text:name="__RefHeading___Toc116_4088711688"/></text:h>
      <text:p text:style-name="P3">While hunting your character will actively seek out a beast or monster to slay, bringing back any money or meat they can. <text:s/>This will be the primary way you increase in level.</text:p>
      <text:h text:style-name="Heading_20_2" text:outline-level="2"><text:bookmark-start text:name="__RefHeading___Toc118_4088711688"/>Going to Town<text:bookmark-end text:name="__RefHeading___Toc118_4088711688"/></text:h>
      <text:p text:style-name="P3">When your character goes to town they will have the option to purchase resources instead of hunting for them, buy a drink in the tavern, attend church</text:p>
      <text:h text:style-name="Heading_20_2" text:outline-level="2"><text:bookmark-start text:name="__RefHeading___Toc120_4088711688"/>End Goal<text:bookmark-end text:name="__RefHeading___Toc120_4088711688"/></text:h>
      <text:p text:style-name="P3">The player’s ultimate goal is to build a house with <text:span text:style-name="T3">4</text:span> rooms, get married, and have children. <text:s/>Once all of these success conditions are met, an adventurer will stay the night at the player’s home. <text:s/>He will be so impressed by how you forged a life in the wilderness he’ll ask you to join his party. <text:s/>The player will be given a choice to go with him or stay home. <text:s/>Then the ending of the story will play out based on this choice.</text:p>
      <text:p text:style-name="P1"/>
      <text:p text:style-name="P1"/>
      <text:h text:style-name="P22" text:outline-level="1"><text:bookmark-start text:name="__RefHeading___Toc122_4088711688"/>The Main Character<text:bookmark-end text:name="__RefHeading___Toc122_4088711688"/></text:h>
      <text:h text:style-name="Heading_20_2" text:outline-level="2"><text:bookmark-start text:name="__RefHeading___Toc124_4088711688"/>Python Class<text:bookmark-end text:name="__RefHeading___Toc124_4088711688"/></text:h>
      <text:p text:style-name="P5">Character </text:p>
      <text:p text:style-name="P5"><text:span text:style-name="T4">Core Tracking: <text:s/></text:span>name, level, hp, attacks, defense, <text:span text:style-name="T4">meat, days passed.</text:span></text:p>
      <text:p text:style-name="P5"><text:span text:style-name="T4">Resources: </text:span>cash, iron, leather, wood, stone, clay.</text:p>
      <text:p text:style-name="P10">Implied Items at start: hammer, shovel, saw, chisel, knife.</text:p>
      <text:p text:style-name="P10">Boolean Items purchased in town: anvil, engagement ring, horse</text:p>
      <text:p text:style-name="P6">Boolean Items build by crafting: fire pit, smoker, workbench, <text:span text:style-name="T5">pickle barrel, water barrel, cart, tongs, bellows, shelter/cabin, fireplace, root cellar, stable, cabin kitchen, house conversion, second story, master bedroom.</text:span><text:line-break/></text:p>
      <text:h text:style-name="P21" text:outline-level="1"><text:bookmark-start text:name="__RefHeading___Toc126_4088711688"/>Crafting<text:bookmark-end text:name="__RefHeading___Toc126_4088711688"/></text:h>
      <text:h text:style-name="P8" text:outline-level="2"><text:bookmark-start text:name="__RefHeading___Toc128_4088711688"/>Building Progression<text:bookmark-end text:name="__RefHeading___Toc128_4088711688"/></text:h>
      <text:p text:style-name="P7">Fire pit &gt;&gt; smoker &gt;&gt; smoking preservation</text:p>
      <text:p text:style-name="P7">workbench &gt;&gt; planks &gt;&gt; joinery</text:p>
      <text:p text:style-name="P7">anvil (purchased) &gt;&gt; bellows &gt;&gt; tongs &gt;&gt; forged parts</text:p>
      <text:p text:style-name="P7">planks + forged parts &gt;&gt; pickle barrels, water barrels, cart, housing</text:p>
      <text:p text:style-name="P7">shelter + workbench + forged parts &gt;&gt; cabin <text:span text:style-name="T6">+ root cellar + stable</text:span> &gt;&gt; cabin kitchen &gt;&gt; house upgrade &gt;&gt; second story</text:p>
      <text:h text:style-name="Heading_20_1" text:outline-level="1"><text:bookmark-start text:name="__RefHeading___Toc218_3448149081"/><text:line-break/><text:span text:style-name="T7">Hunting</text:span><text:bookmark-end text:name="__RefHeading___Toc218_3448149081"/></text:h>
      <text:h text:style-name="Heading_20_2" text:outline-level="2"><text:bookmark-start text:name="__RefHeading___Toc220_3448149081"/>Monsters<text:bookmark-end text:name="__RefHeading___Toc220_3448149081"/></text:h>
      <text:p text:style-name="P12">Name – name of the monster</text:p>
      <text:p text:style-name="P12">Action Text – The colour text that precedes the battle</text:p>
      <text:p text:style-name="P12">Size – how much meat you get off the carcass (1-4)</text:p>
      <text:p text:style-name="P12">Attacks – number of attacks the monster gets each turn (x d3 x level)</text:p>
      <text:p text:style-name="P12">HP Die – number of dice rolled to establish the creature’s starting HP <text:span text:style-name="T8">(</text:span>x d10<text:span text:style-name="T8">)</text:span></text:p>
      <text:h text:style-name="Heading_20_2" text:outline-level="2"><text:bookmark-start text:name="__RefHeading___Toc222_3448149081"/><text:soft-page-break/>Combat Options<text:bookmark-end text:name="__RefHeading___Toc222_3448149081"/></text:h>
      <text:p text:style-name="P13">Attack <text:span text:style-name="T8">(attacks x d3 x level)</text:span></text:p>
      <text:p text:style-name="P14">Defend</text:p>
      <text:p text:style-name="P14">Power Attacks ( attacks x d8 x level)</text:p>
      <text:p text:style-name="P14">Flee</text:p>
      <text:p text:style-name="P12"/>
      <text:h text:style-name="Heading_20_1" text:outline-level="1"><text:bookmark-start text:name="__RefHeading___Toc224_3448149081"/>Resource Gathering<text:bookmark-end text:name="__RefHeading___Toc224_3448149081"/></text:h>
      <text:p text:style-name="P15">Randomly return a certain number of each resources.</text:p>
      <text:p text:style-name="P15"/>
      <text:h text:style-name="Heading_20_1" text:outline-level="1"><text:bookmark-start text:name="__RefHeading___Toc226_3448149081"/>Events<text:bookmark-end text:name="__RefHeading___Toc226_3448149081"/></text:h>
      <text:p text:style-name="P15">Randomly encountered events while hunting, resource gathering, or traveling to town. <text:s/>IF encountered (10% chance) then one is randomly selected from the event dictionary.</text:p>
      <text:p text:style-name="P15"/>
      <text:h text:style-name="Heading_20_1" text:outline-level="1"><text:bookmark-start text:name="__RefHeading___Toc228_3448149081"/>Going to Town<text:bookmark-end text:name="__RefHeading___Toc228_3448149081"/></text:h>
      <text:h text:style-name="Heading_20_2" text:outline-level="2"><text:bookmark-start text:name="__RefHeading___Toc230_3448149081"/>Shop<text:bookmark-end text:name="__RefHeading___Toc230_3448149081"/></text:h>
      <text:p text:style-name="P16">Shopping</text:p>
      <text:h text:style-name="Heading_20_2" text:outline-level="2"><text:bookmark-start text:name="__RefHeading___Toc232_3448149081"/>Tavern<text:bookmark-end text:name="__RefHeading___Toc232_3448149081"/></text:h>
      <text:p text:style-name="P16">Order a drink</text:p>
      <text:p text:style-name="P16">Talk to Violet</text:p>
      <text:h text:style-name="Heading_20_2" text:outline-level="2"><text:bookmark-start text:name="__RefHeading___Toc234_3448149081"/>Church<text:bookmark-end text:name="__RefHeading___Toc234_3448149081"/></text:h>
      <text:p text:style-name="P17">Pray</text:p>
      <text:p text:style-name="P17">Talk to Amber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5T14:22:29.959561968</meta:creation-date>
    <dc:date>2020-07-05T20:12:01.935956390</dc:date>
    <meta:editing-duration>PT1H15M16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4" meta:paragraph-count="85" meta:word-count="667" meta:character-count="3872" meta:non-whitespace-character-count="3261"/>
  </office:meta>
</office:document-meta>
</file>